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d683"/>
    </style:style>
    <style:style style:name="P2" style:family="paragraph" style:parent-style-name="Standard">
      <style:paragraph-properties fo:text-align="start" style:justify-single-word="false"/>
      <style:text-properties fo:font-size="16pt" officeooo:rsid="001dd683" officeooo:paragraph-rsid="001dd68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fffd7" officeooo:paragraph-rsid="001fffd7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dd683" officeooo:paragraph-rsid="001dd683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fffd7" officeooo:paragraph-rsid="001fffd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fffd7" officeooo:paragraph-rsid="001fffd7" style:font-size-asian="10.5pt" style:font-size-complex="12pt"/>
    </style:style>
    <style:style style:name="T1" style:family="text">
      <style:text-properties officeooo:rsid="001dd683"/>
    </style:style>
    <style:style style:name="T2" style:family="text">
      <style:text-properties fo:font-variant="normal" fo:text-transform="none" fo:color="#24292e" style:font-name="apple-system" fo:font-size="18pt" fo:letter-spacing="normal" fo:font-style="normal" fo:font-weight="bold" officeooo:rsid="001dd683" style:font-size-asian="18pt" style:font-weight-asian="bold" style:font-size-complex="18pt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0aa9e" style:font-size-asian="10.5pt" style:font-size-complex="12pt"/>
    </style:style>
    <style:style style:name="T5" style:family="text">
      <style:text-properties officeooo:rsid="001e8d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DESIGN CHOICES</text:span><text:span text:style-name="T1"> </text:span></text:p>
      <text:p text:style-name="P1"/>
      <text:p text:style-name="P1"/>
      <text:p text:style-name="P2">Bibliotecas:</text:p>
      <text:list xml:id="list2093807578" text:style-name="L1">
        <text:list-item>
          <text:p text:style-name="P4">CodeMirror (<text:a xlink:type="simple" xlink:href="https://codemirror.net/" text:style-name="Internet_20_link" text:visited-style-name="Visited_20_Internet_20_Link">https://codemirror.net/</text:a>): Um editor de texto simples de prático para ser utilizado podendo ser definido tipo de linguagem a ser utilizada e o tema de cores.</text:p>
        </text:list-item>
        <text:list-item>
          <text:p text:style-name="P4">Highcharts <text:span text:style-name="T5">(</text:span><text:a xlink:type="simple" xlink:href="https://www.highcharts.com/" text:style-name="Internet_20_link" text:visited-style-name="Visited_20_Internet_20_Link"><text:span text:style-name="T5">https://www.highcharts.com/</text:span></text:a><text:span text:style-name="T5">): Um componente de gráficos simples, versátil e responsivo o cujo já tinha familiaridade. </text:span></text:p>
        </text:list-item>
        <text:list-item>
          <text:p text:style-name="P5">React Bootstrap (<text:a xlink:type="simple" xlink:href="https://react-bootstrap.github.io/" text:style-name="Internet_20_link" text:visited-style-name="Visited_20_Internet_20_Link">https://react-bootstrap.github.io/</text:a>): Estilização e o modal.</text:p>
        </text:list-item>
      </text:list>
      <text:p text:style-name="P6"/>
      <text:p text:style-name="P6"/>
      <text:p text:style-name="P3">Proteção de dados</text:p>
      <text:p text:style-name="P3"><text:tab/><text:span text:style-name="T3">A proteção escolhida para esse caso foi limitar a quantidade de “linhas” do tipo data </text:span><text:span text:style-name="T4">dentro de um intervalo (entre as linhas start e stop) podendo inserir vários intervalos com quantidades distintas de data</text:span><text:span text:style-name="T3"> </text:span><text:span text:style-name="T4">ao invés de outras formas como limitar os caracteres que poderia interromper a inserção de dados ou de limitar as linhas literais que iria limitar <text:s/>em mais de um interval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6T18:50:36.443000000</meta:creation-date>
    <dc:date>2020-09-06T23:20:55.456000000</dc:date>
    <meta:editing-duration>PT9M38S</meta:editing-duration>
    <meta:editing-cycles>1</meta:editing-cycles>
    <meta:document-statistic meta:table-count="0" meta:image-count="0" meta:object-count="0" meta:page-count="1" meta:paragraph-count="7" meta:word-count="121" meta:character-count="802" meta:non-whitespace-character-count="687"/>
    <meta:generator>LibreOffice/6.4.4.2$Windows_X86_64 LibreOffice_project/3d775be2011f3886db32dfd395a6a6d1ca2630ff</meta:generator>
  </office:meta>
</office:document-meta>
</file>